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DejaVu Sans Condensed" fo:font-size="12pt" fo:font-weight="bold" officeooo:paragraph-rsid="000e8f0b" style:letter-kerning="true" style:font-size-asian="12pt" style:font-weight-asian="bold" style:font-size-complex="12pt"/>
    </style:style>
    <style:style style:name="P2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style:letter-kerning="true" style:font-size-asian="12pt" style:font-weight-asian="bold" style:font-size-complex="12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line-height="100%" fo:text-align="center" style:justify-single-word="false"/>
      <style:text-properties style:font-name="DejaVu Sans Condensed" fo:font-size="12pt" fo:font-weight="bold" officeooo:rsid="00177c8b" officeooo:paragraph-rsid="001be843" style:letter-kerning="true" style:font-size-asian="12pt" style:font-weight-asian="bold" style:font-size-complex="12pt"/>
    </style:style>
    <style:style style:name="P4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rsid="00118582" officeooo:paragraph-rsid="00118582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paragraph-rsid="001392d9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fo:orphans="2" fo:widows="2" fo:hyphenation-ladder-count="no-limit"/>
      <style:text-properties style:font-name="DejaVu Sans Condensed" fo:font-size="12pt" style:font-size-asian="12pt" style:font-size-complex="12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100%" fo:orphans="2" fo:widows="2" fo:hyphenation-ladder-count="no-limit"/>
      <style:text-properties style:font-name="DejaVu Sans Condensed" fo:font-size="12pt" officeooo:paragraph-rsid="0010fd31" style:font-size-asian="12pt" style:font-size-complex="12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line-height="100%" fo:orphans="2" fo:widows="2" fo:hyphenation-ladder-count="no-limit"/>
      <style:text-properties style:font-name="DejaVu Sans Condensed" fo:font-size="12pt" officeooo:rsid="00142fb3" officeooo:paragraph-rsid="00142fb3" style:font-size-asian="12pt" style:font-size-complex="12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normal" officeooo:rsid="00118582" officeooo:paragraph-rsid="0010fd31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normal" officeooo:rsid="001392d9" officeooo:paragraph-rsid="00142fb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2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style:font-size-asian="12pt" style:font-size-complex="12pt" fo:hyphenate="false" fo:hyphenation-remain-char-count="2" fo:hyphenation-push-char-count="2" loext:hyphenation-no-caps="false"/>
    </style:style>
    <style:style style:name="P13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" fo:font-size="12pt" style:font-size-asian="12pt" style:font-size-complex="12pt" fo:hyphenate="false" fo:hyphenation-remain-char-count="2" fo:hyphenation-push-char-count="2" loext:hyphenation-no-caps="false"/>
    </style:style>
    <style:style style:name="P14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" fo:font-size="12pt" officeooo:paragraph-rsid="0010fd31" style:font-size-asian="12pt" style:font-size-complex="12pt" fo:hyphenate="false" fo:hyphenation-remain-char-count="2" fo:hyphenation-push-char-count="2" loext:hyphenation-no-caps="false"/>
    </style:style>
    <style:style style:name="P15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" fo:font-size="12pt" officeooo:paragraph-rsid="0015ec40" style:font-size-asian="12pt" style:font-size-complex="12pt" fo:hyphenate="false" fo:hyphenation-remain-char-count="2" fo:hyphenation-push-char-count="2" loext:hyphenation-no-caps="false"/>
    </style:style>
    <style:style style:name="P16" style:family="paragraph" style:parent-style-name="Standard" style:list-style-name="L4">
      <style:paragraph-properties fo:line-height="100%" fo:orphans="2" fo:widows="2" fo:hyphenation-ladder-count="no-limit"/>
      <style:text-properties style:font-name="DejaVu Sans Condensed" fo:font-size="12pt" officeooo:paragraph-rsid="001392d9" style:font-size-asian="12pt" style:font-size-complex="12pt" fo:hyphenate="false" fo:hyphenation-remain-char-count="2" fo:hyphenation-push-char-count="2" loext:hyphenation-no-caps="false"/>
    </style:style>
    <style:style style:name="P17" style:family="paragraph" style:parent-style-name="Standard" style:list-style-name="L4">
      <style:paragraph-properties fo:line-height="100%" fo:orphans="2" fo:widows="2" fo:hyphenation-ladder-count="no-limit"/>
      <style:text-properties style:font-name="DejaVu Sans Condensed" fo:font-size="12pt" officeooo:paragraph-rsid="00177c8b" style:font-size-asian="12pt" style:font-size-complex="12pt" fo:hyphenate="false" fo:hyphenation-remain-char-count="2" fo:hyphenation-push-char-count="2" loext:hyphenation-no-caps="false"/>
    </style:style>
    <style:style style:name="P18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" fo:font-size="12pt" officeooo:paragraph-rsid="00177c8b" style:font-size-asian="12pt" style:font-size-complex="12pt" fo:hyphenate="false" fo:hyphenation-remain-char-count="2" fo:hyphenation-push-char-count="2" loext:hyphenation-no-caps="false"/>
    </style:style>
    <style:style style:name="P19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officeooo:rsid="0010dfb6" officeooo:paragraph-rsid="00118582" style:font-size-asian="12pt" style:font-size-complex="12pt" fo:hyphenate="false" fo:hyphenation-remain-char-count="2" fo:hyphenation-push-char-count="2" loext:hyphenation-no-caps="false"/>
    </style:style>
    <style:style style:name="P20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officeooo:rsid="0012e026" officeooo:paragraph-rsid="0012e026" style:font-size-asian="12pt" style:font-size-complex="12pt" fo:hyphenate="false" fo:hyphenation-remain-char-count="2" fo:hyphenation-push-char-count="2" loext:hyphenation-no-caps="false"/>
    </style:style>
    <style:style style:name="P2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officeooo:rsid="00177c8b" officeooo:paragraph-rsid="00177c8b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2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3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5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" fo:font-size="12pt" fo:font-weight="normal" officeooo:rsid="001b7be2" officeooo:paragraph-rsid="001b7be2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6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officeooo:rsid="0010fd31" officeooo:paragraph-rsid="0010fd31" style:font-size-asian="12pt" style:font-size-complex="12pt" fo:hyphenate="false" fo:hyphenation-remain-char-count="2" fo:hyphenation-push-char-count="2" loext:hyphenation-no-caps="false"/>
    </style:style>
    <style:style style:name="T1" style:family="text">
      <style:text-properties fo:font-weight="normal" style:letter-kerning="true" style:font-weight-asian="normal"/>
    </style:style>
    <style:style style:name="T2" style:family="text">
      <style:text-properties fo:font-weight="normal" officeooo:rsid="00118582" style:letter-kerning="true" style:font-weight-asian="normal"/>
    </style:style>
    <style:style style:name="T3" style:family="text">
      <style:text-properties fo:font-weight="normal" officeooo:rsid="0010fd31" style:letter-kerning="true" style:font-weight-asian="normal"/>
    </style:style>
    <style:style style:name="T4" style:family="text">
      <style:text-properties fo:font-weight="normal" style:letter-kerning="true" style:font-weight-asian="normal" style:font-weight-complex="normal"/>
    </style:style>
    <style:style style:name="T5" style:family="text">
      <style:text-properties fo:font-weight="normal" officeooo:rsid="0012e026" style:letter-kerning="true" style:font-weight-asian="normal" style:font-weight-complex="normal"/>
    </style:style>
    <style:style style:name="T6" style:family="text">
      <style:text-properties fo:font-weight="normal" officeooo:rsid="00177c8b" style:letter-kerning="true" style:font-weight-asian="normal" style:font-weight-complex="normal"/>
    </style:style>
    <style:style style:name="T7" style:family="text">
      <style:text-properties fo:font-weight="normal" officeooo:rsid="0015ec40" style:letter-kerning="true" style:font-weight-asian="normal"/>
    </style:style>
    <style:style style:name="T8" style:family="text">
      <style:text-properties fo:font-weight="normal" officeooo:rsid="001392d9" style:letter-kerning="true" style:font-weight-asian="normal"/>
    </style:style>
    <style:style style:name="T9" style:family="text">
      <style:text-properties fo:font-weight="normal" officeooo:rsid="00177c8b" style:letter-kerning="true" style:font-weight-asian="normal" style:font-weight-complex="bold"/>
    </style:style>
    <style:style style:name="T10" style:family="text">
      <style:text-properties fo:font-weight="normal" officeooo:rsid="00146d90" style:letter-kerning="true" style:font-weight-asian="normal"/>
    </style:style>
    <style:style style:name="T11" style:family="text">
      <style:text-properties fo:font-weight="normal" officeooo:rsid="00177c8b" style:letter-kerning="true" style:font-weight-asian="normal"/>
    </style:style>
    <style:style style:name="T12" style:family="text">
      <style:text-properties fo:font-weight="normal" officeooo:rsid="00142fb3" style:letter-kerning="true" style:font-weight-asian="normal"/>
    </style:style>
    <style:style style:name="T13" style:family="text">
      <style:text-properties fo:font-weight="normal" officeooo:rsid="001b7be2" style:letter-kerning="true" style:font-weight-asian="normal"/>
    </style:style>
    <style:style style:name="T14" style:family="text">
      <style:text-properties fo:font-weight="bold" style:letter-kerning="true" style:font-weight-asian="bold" style:font-weight-complex="bold"/>
    </style:style>
    <style:style style:name="T15" style:family="text">
      <style:text-properties fo:font-weight="bold" officeooo:rsid="001392d9" style:letter-kerning="true" style:font-weight-asian="bold" style:font-weight-complex="bold"/>
    </style:style>
    <style:style style:name="T16" style:family="text">
      <style:text-properties fo:font-weight="bold" officeooo:rsid="00177c8b" style:letter-kerning="true" style:font-weight-asian="bold" style:font-weight-complex="bold"/>
    </style:style>
    <style:style style:name="T17" style:family="text">
      <style:text-properties style:letter-kerning="true"/>
    </style:style>
    <style:style style:name="T18" style:family="text">
      <style:text-properties officeooo:rsid="00177c8b" style:letter-kerning="true"/>
    </style:style>
    <style:style style:name="T19" style:family="text">
      <style:text-properties officeooo:rsid="001be843"/>
    </style:style>
    <style:style style:name="T20" style:family="text">
      <style:text-properties officeooo:rsid="001d3a0a"/>
    </style:style>
    <style:style style:name="T21" style:family="text">
      <style:text-properties officeooo:rsid="001e28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9">0</text:span><text:span text:style-name="T20">4</text:span><text:span text:style-name="T21">1</text:span><text:span text:style-name="T19"> - </text:span>Takeoff, landing, and general flight</text:p>
      <text:p text:style-name="P1"/>
      <text:p text:style-name="P1">Before Takeoff</text:p>
      <text:list xml:id="list615145172" text:style-name="L1">
        <text:list-item>
          <text:p text:style-name="P26"><text:span text:style-name="T1">Set up map waypoint markers. <text:s/></text:span><text:span text:style-name="T2">See below for marker types.</text:span></text:p>
        </text:list-item>
        <text:list-item>
          <text:p text:style-name="P12"><text:span text:style-name="T3">Use kneeboard to check data cartridge source. <text:s/></text:span><text:span text:style-name="T1">LCtrl-LAlt-C to increment source, LCtrl-LShift-C to decrement.</text:span></text:p>
        </text:list-item>
        <text:list-item>
          <text:p text:style-name="P12"><text:span text:style-name="T1">With </text:span><text:span text:style-name="T3">data </text:span><text:span text:style-name="T1">cartridge in</text:span><text:span text:style-name="T3">serted</text:span><text:span text:style-name="T1">, set </text:span><text:span text:style-name="T14">REF LOLA - IN</text:span><text:span text:style-name="T1">, enter </text:span><text:span text:style-name="T14">9099</text:span><text:span text:style-name="T1">, press </text:span><text:span text:style-name="T14">LS</text:span><text:span text:style-name="T1">.</text:span></text:p>
        </text:list-item>
        <text:list-item>
          <text:p text:style-name="P12"><text:span text:style-name="T1">When display shows zeros again, set </text:span><text:span text:style-name="T14">AKT POS - OUT</text:span><text:span text:style-name="T1">.</text:span></text:p>
        </text:list-item>
        <text:list-item>
          <text:p text:style-name="P21">Do a sanity check on the waypoints. Make sure you have a target (Mn) waypoint. <text:s/>If not, see below on how to change a waypoint to a different type.</text:p>
        </text:list-item>
        <text:list-item>
          <text:p text:style-name="P22">Set QFE on altimeter to value shown in kneeboard for target waypoint.</text:p>
        </text:list-item>
        <text:list-item>
          <text:p text:style-name="P12"><text:span text:style-name="T1">Set </text:span><text:span text:style-name="T14">SLAV SI</text:span><text:span text:style-name="T1"> switch to </text:span><text:span text:style-name="T14">F</text:span><text:span text:style-name="T1"> (turns off HUD declutter at low altitude).</text:span></text:p>
        </text:list-item>
        <text:list-item>
          <text:p text:style-name="P19"><text:span text:style-name="T14">Weapon Selector</text:span><text:span text:style-name="T4"> dial</text:span><text:span text:style-name="T1"> </text:span><text:span text:style-name="T2">and</text:span><text:span text:style-name="T1"> </text:span><text:span text:style-name="T14">Interval</text:span><text:span text:style-name="T4"> dial</text:span><text:span text:style-name="T1"> as needed.</text:span></text:p>
        </text:list-item>
        <text:list-item>
          <text:p text:style-name="P20"><text:span text:style-name="T4">Set </text:span><text:span text:style-name="T14">Master Mode</text:span><text:span text:style-name="T4"> dial </text:span><text:span text:style-name="T1">to </text:span><text:span text:style-name="T14">NAV</text:span><text:span text:style-name="T4"> (default)</text:span><text:span text:style-name="T1">.</text:span></text:p>
        </text:list-item>
      </text:list>
      <text:p text:style-name="P9"/>
      <text:p text:style-name="P2">Takeoff</text:p>
      <text:list xml:id="list3764600514" text:style-name="Numbering_20_123">
        <text:list-item>
          <text:p text:style-name="P23">Rotate at 250 kph with full AB, 280 kph with Mil power.</text:p>
        </text:list-item>
        <text:list-item>
          <text:p text:style-name="P23">Put Velocity Vector level with the tallest of the three vertical lines to avoid tail strike.</text:p>
        </text:list-item>
      </text:list>
      <text:p text:style-name="P9"/>
      <text:p text:style-name="P2">Landing</text:p>
      <text:list xml:id="list796424054" text:style-name="L2">
        <text:list-item>
          <text:p text:style-name="P24">Set QFE on altimeter to value shown in kneeboard for landing waypoint.</text:p>
        </text:list-item>
        <text:list-item>
          <text:p text:style-name="P13"><text:span text:style-name="T1">Set </text:span><text:span text:style-name="T14">AKT POS - OUT</text:span><text:span text:style-name="T1">, press </text:span><text:span text:style-name="T14">L-MAL</text:span><text:span text:style-name="T1"> waypoint button to select landing waypoint.</text:span></text:p>
        </text:list-item>
        <text:list-item>
          <text:p text:style-name="P13"><text:span text:style-name="T1">Set </text:span><text:span text:style-name="T14">Master Mode</text:span><text:span text:style-name="T5"> dial</text:span><text:span text:style-name="T1"> to </text:span><text:span text:style-name="T14">LANDNING P/O</text:span><text:span text:style-name="T1"> (for visual approach).</text:span></text:p>
        </text:list-item>
        <text:list-item>
          <text:p text:style-name="P24">Arm thrust reverser (lever in cockpit will pull out).</text:p>
        </text:list-item>
        <text:list-item>
          <text:p text:style-name="P25">Gear down under 600 kph.</text:p>
        </text:list-item>
        <text:list-item>
          <text:p text:style-name="P24">Minimum speed 260 kph.</text:p>
        </text:list-item>
        <text:list-item>
          <text:p text:style-name="P24">Put velocity vector on HUD line under the horizon line to get 12 degrees AOA and 3 degree glide slope.</text:p>
        </text:list-item>
        <text:list-item>
          <text:p text:style-name="P25">Can use autothrottle (throttle Bottom Thumb Button) to maintain 12 deg AOA.</text:p>
        </text:list-item>
        <text:list-item>
          <text:p text:style-name="P24">When front wheel touches down, thrust reverser will engage. <text:s/>Use full throttle to slow down quickly (afterburner will not light).</text:p>
        </text:list-item>
        <text:list-item>
          <text:p text:style-name="P24">Reduce throttle before coming to a complete stop and use brakes for final stop.</text:p>
        </text:list-item>
        <text:list-item>
          <text:p text:style-name="P24">DO NOT USE BRAKES WHILE MOVING BACKWARDS.</text:p>
        </text:list-item>
      </text:list>
      <text:p text:style-name="P6"/>
      <text:p text:style-name="P4">Map waypoint marker types</text:p>
      <text:list xml:id="list2942938285" text:style-name="L3">
        <text:list-item>
          <text:p text:style-name="P14"><text:span text:style-name="T14">Bn</text:span><text:span text:style-name="T1"><text:tab/>Nav waypoints.</text:span></text:p>
        </text:list-item>
        <text:list-item>
          <text:p text:style-name="P14"><text:span text:style-name="T14">Mn</text:span><text:span text:style-name="T1"><text:tab/>Target waypoints.</text:span></text:p>
        </text:list-item>
      </text:list>
      <text:p text:style-name="P7"><text:span text:style-name="T1">B and M numbers should be sequential </text:span><text:span text:style-name="T2">(1-9) </text:span><text:span text:style-name="T1">through all the B and M markers.</text:span></text:p>
      <text:list xml:id="list121743297019862" text:continue-numbering="true" text:style-name="L3">
        <text:list-item>
          <text:p text:style-name="P14"><text:span text:style-name="T14">Un</text:span><text:span text:style-name="T1"><text:tab/>Popup point (optional). <text:s/>The n is the number of the waypoint that the popup point is for.</text:span></text:p>
        </text:list-item>
        <text:list-item>
          <text:p text:style-name="P15"><text:span text:style-name="T14">BXn</text:span><text:span text:style-name="T1"><text:tab/>Reference point. <text:s/></text:span><text:span text:style-name="T2">The n is independent of the Bn/Mn numbers.</text:span><text:span text:style-name="T1"> <text:s/></text:span><text:span text:style-name="T7">BX6-9 are used for </text:span><text:span text:style-name="T2">RB 15 antiship missiles.</text:span></text:p>
        </text:list-item>
        <text:list-item>
          <text:p text:style-name="P14"><text:span text:style-name="T14">LS</text:span><text:span text:style-name="T1"><text:tab/>Starting position (your current position will be used automatically when loading the cartridge, no need to make a F10 marker for this).</text:span></text:p>
        </text:list-item>
        <text:list-item>
          <text:p text:style-name="P14"><text:span text:style-name="T14">L1</text:span><text:span text:style-name="T1"><text:tab/>Landing waypoint (defaults to same as LS).</text:span></text:p>
        </text:list-item>
        <text:list-item>
          <text:p text:style-name="P14"><text:span text:style-name="T14">L2</text:span><text:span text:style-name="T1"><text:tab/>Alternate landing waypoint (optional).</text:span></text:p>
        </text:list-item>
      </text:list>
      <text:p text:style-name="P7"><text:span text:style-name="T2">e</text:span><text:span text:style-name="T1">.g. Typical flight plan might be LS -&gt; B1 -&gt; B2 -&gt; M3 (with optional U3 popup point) -&gt; M4 -&gt; </text:span><text:span text:style-name="T2">B5</text:span><text:span text:style-name="T1"> </text:span><text:span text:style-name="T2">(optional </text:span><text:span text:style-name="T1">-&gt; L1 (with optional L2 alternate landing)</text:span><text:span text:style-name="T2">)</text:span></text:p>
      <text:p text:style-name="P10"/>
      <text:p text:style-name="P5"><text:span text:style-name="T17">To change a nav waypoint </text:span><text:span text:style-name="T18">(Bn) </text:span><text:span text:style-name="T17">into a target waypoint </text:span><text:span text:style-name="T18">(Mn) or vice versa</text:span></text:p>
      <text:list xml:id="list3240333345" text:style-name="L4">
        <text:list-item>
          <text:p text:style-name="P16"><text:span text:style-name="T1">Set </text:span><text:span text:style-name="T15">TAKT - IN</text:span><text:span text:style-name="T1">.</text:span></text:p>
        </text:list-item>
        <text:list-item>
          <text:p text:style-name="P17"><text:span text:style-name="T8">Enter</text:span><text:span text:style-name="T1"> </text:span><text:span text:style-name="T14">9</text:span><text:span text:style-name="T4"> </text:span><text:span text:style-name="T6">(</text:span><text:span text:style-name="T9">Or to change target waypoint to nav waypoint, enter </text:span><text:span text:style-name="T16">0</text:span><text:span text:style-name="T9">)</text:span><text:span text:style-name="T1">, then press the button of the waypoint you want to change.</text:span></text:p>
        </text:list-item>
        <text:list-item>
          <text:p text:style-name="P16"><text:span text:style-name="T8">Set </text:span><text:span text:style-name="T15">AKT POS - OUT</text:span><text:span text:style-name="T8">.</text:span></text:p>
        </text:list-item>
      </text:list>
      <text:p text:style-name="P11"/>
      <text:p text:style-name="P8"><text:span text:style-name="T15">A</text:span><text:span text:style-name="T14">utothrottle (AFK)</text:span><text:span text:style-name="T1"> -- </text:span><text:span text:style-name="T10">Lever next to landing gear, behind left elbow </text:span><text:span text:style-name="T13">(throttle Bottom Thumb Button)</text:span></text:p>
      <text:list xml:id="list3487203907" text:style-name="L5">
        <text:list-item>
          <text:p text:style-name="P18"><text:span text:style-name="T11">G</text:span><text:span text:style-name="T12">ear up: AFK maintains speed of 550 kph.</text:span></text:p>
        </text:list-item>
        <text:list-item>
          <text:p text:style-name="P18"><text:span text:style-name="T11">G</text:span><text:span text:style-name="T12">ear down: AFK maintains 12 deg AOA for landing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1-17T12:17:42.221000000</dc:date>
    <meta:editing-duration>PT19H57M55S</meta:editing-duration>
    <meta:editing-cycles>1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3" meta:word-count="521" meta:character-count="2784" meta:non-whitespace-character-count="2333"/>
  </office:meta>
</office:document-meta>
</file>